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97468" officeooo:paragraph-rsid="000a1dec" style:font-size-asian="16pt" style:font-weight-asian="bold" style:font-size-complex="16pt" style:font-weight-complex="bold"/>
    </style:style>
    <style:style style:name="P2" style:family="paragraph" style:parent-style-name="Standard">
      <style:text-properties style:text-underline-style="none" fo:font-weight="normal" officeooo:rsid="000a1dec" officeooo:paragraph-rsid="000a1dec" style:font-weight-asian="normal" style:font-weight-complex="normal"/>
    </style:style>
    <style:style style:name="P3" style:family="paragraph" style:parent-style-name="Standard">
      <style:text-properties style:text-underline-style="none" fo:font-weight="normal" officeooo:rsid="000a1dec" officeooo:paragraph-rsid="000c97d1" style:font-weight-asian="normal" style:font-weight-complex="normal"/>
    </style:style>
    <style:style style:name="P4" style:family="paragraph" style:parent-style-name="Standard">
      <style:text-properties style:text-underline-style="none" fo:font-weight="normal" officeooo:rsid="000c97d1" officeooo:paragraph-rsid="000c97d1" style:font-weight-asian="normal" style:font-weight-complex="normal"/>
    </style:style>
    <style:style style:name="P5" style:family="paragraph" style:parent-style-name="Standard">
      <style:text-properties style:text-underline-style="none" fo:font-weight="normal" officeooo:rsid="000d0d02" officeooo:paragraph-rsid="000d0d02" style:font-weight-asian="normal" style:font-weight-complex="normal"/>
    </style:style>
    <style:style style:name="P6" style:family="paragraph" style:parent-style-name="Standard">
      <style:text-properties style:text-underline-style="none" fo:font-weight="normal" officeooo:rsid="000d6469" officeooo:paragraph-rsid="000d6469" style:font-weight-asian="normal" style:font-weight-complex="normal"/>
    </style:style>
    <style:style style:name="P7" style:family="paragraph" style:parent-style-name="Standard" style:list-style-name="L6">
      <style:text-properties style:text-underline-style="none" fo:font-weight="normal" officeooo:rsid="000d6469" officeooo:paragraph-rsid="000d6469" style:font-weight-asian="normal" style:font-weight-complex="normal"/>
    </style:style>
    <style:style style:name="P8" style:family="paragraph" style:parent-style-name="Standard">
      <style:text-properties style:text-underline-style="none" fo:font-weight="normal" officeooo:rsid="000e3fbd" officeooo:paragraph-rsid="000e3fbd" style:font-weight-asian="normal" style:font-weight-complex="normal"/>
    </style:style>
    <style:style style:name="P9" style:family="paragraph" style:parent-style-name="Standard" style:list-style-name="L7">
      <style:text-properties style:text-underline-style="none" fo:font-weight="normal" officeooo:rsid="000e3fbd" officeooo:paragraph-rsid="000e3fbd" style:font-weight-asian="normal" style:font-weight-complex="normal"/>
    </style:style>
    <style:style style:name="P10" style:family="paragraph" style:parent-style-name="Standard" style:list-style-name="L8">
      <style:text-properties style:text-underline-style="none" fo:font-weight="normal" officeooo:rsid="000e3fbd" officeooo:paragraph-rsid="000e3fbd" style:font-weight-asian="normal" style:font-weight-complex="normal"/>
    </style:style>
    <style:style style:name="P11" style:family="paragraph" style:parent-style-name="Standard" style:list-style-name="L8">
      <style:text-properties style:text-underline-style="none" fo:font-weight="normal" officeooo:rsid="00103648" officeooo:paragraph-rsid="00103648" style:font-weight-asian="normal" style:font-weight-complex="normal"/>
    </style:style>
    <style:style style:name="P12" style:family="paragraph" style:parent-style-name="Standard">
      <style:text-properties style:text-underline-style="none" fo:font-weight="normal" officeooo:rsid="0012bde0" officeooo:paragraph-rsid="0012bde0" style:font-weight-asian="normal" style:font-weight-complex="normal"/>
    </style:style>
    <style:style style:name="P13" style:family="paragraph" style:parent-style-name="Standard">
      <style:text-properties fo:font-size="14pt" style:text-underline-style="none" fo:font-weight="bold" officeooo:rsid="00197468" officeooo:paragraph-rsid="000aefe5" style:font-size-asian="12.25pt" style:font-weight-asian="bold" style:font-size-complex="14pt" style:font-weight-complex="bold"/>
    </style:style>
    <style:style style:name="P14" style:family="paragraph" style:parent-style-name="Standard">
      <style:text-properties fo:font-size="14pt" style:text-underline-style="none" fo:font-weight="bold" officeooo:rsid="00197468" officeooo:paragraph-rsid="000c892a" style:font-size-asian="12.25pt" style:font-weight-asian="bold" style:font-size-complex="14pt" style:font-weight-complex="bold"/>
    </style:style>
    <style:style style:name="P15" style:family="paragraph" style:parent-style-name="Standard">
      <style:text-properties fo:font-size="14pt" style:text-underline-style="none" fo:font-weight="bold" officeooo:rsid="00197468" officeooo:paragraph-rsid="000c97d1" style:font-size-asian="12.25pt" style:font-weight-asian="bold" style:font-size-complex="14pt" style:font-weight-complex="bold"/>
    </style:style>
    <style:style style:name="P16" style:family="paragraph" style:parent-style-name="Standard">
      <style:text-properties fo:font-size="14pt" style:text-underline-style="none" fo:font-weight="bold" officeooo:rsid="00197468" officeooo:paragraph-rsid="000d6469" style:font-size-asian="12.25pt" style:font-weight-asian="bold" style:font-size-complex="14pt" style:font-weight-complex="bold"/>
    </style:style>
    <style:style style:name="P17" style:family="paragraph" style:parent-style-name="Standard">
      <style:text-properties officeooo:rsid="000a1dec" officeooo:paragraph-rsid="000a1dec"/>
    </style:style>
    <style:style style:name="P18" style:family="paragraph" style:parent-style-name="Standard" style:list-style-name="L2">
      <style:text-properties officeooo:rsid="000a1dec" officeooo:paragraph-rsid="000a1dec"/>
    </style:style>
    <style:style style:name="P19" style:family="paragraph" style:parent-style-name="Standard">
      <style:text-properties officeooo:rsid="000a1dec" officeooo:paragraph-rsid="000c9059"/>
    </style:style>
    <style:style style:name="P20" style:family="paragraph" style:parent-style-name="Standard" style:list-style-name="L2">
      <style:text-properties officeooo:paragraph-rsid="000a1dec"/>
    </style:style>
    <style:style style:name="P21" style:family="paragraph" style:parent-style-name="Standard" style:list-style-name="L2">
      <style:text-properties officeooo:rsid="000aefe5" officeooo:paragraph-rsid="000aefe5"/>
    </style:style>
    <style:style style:name="P22" style:family="paragraph" style:parent-style-name="Standard">
      <style:text-properties officeooo:rsid="000aefe5" officeooo:paragraph-rsid="000aefe5"/>
    </style:style>
    <style:style style:name="P23" style:family="paragraph" style:parent-style-name="Standard" style:list-style-name="L3">
      <style:text-properties officeooo:rsid="000b1236" officeooo:paragraph-rsid="000b1236"/>
    </style:style>
    <style:style style:name="P24" style:family="paragraph" style:parent-style-name="Standard" style:list-style-name="L3">
      <style:text-properties officeooo:rsid="000b4fd7" officeooo:paragraph-rsid="000b4fd7"/>
    </style:style>
    <style:style style:name="P25" style:family="paragraph" style:parent-style-name="Standard" style:list-style-name="L3">
      <style:text-properties officeooo:rsid="000c3f35" officeooo:paragraph-rsid="000c3f35"/>
    </style:style>
    <style:style style:name="P26" style:family="paragraph" style:parent-style-name="Standard" style:list-style-name="L2">
      <style:text-properties officeooo:rsid="000c892a" officeooo:paragraph-rsid="000c892a"/>
    </style:style>
    <style:style style:name="P27" style:family="paragraph" style:parent-style-name="Standard">
      <style:text-properties officeooo:rsid="000c892a" officeooo:paragraph-rsid="000c892a"/>
    </style:style>
    <style:style style:name="P28" style:family="paragraph" style:parent-style-name="Standard" style:list-style-name="L4">
      <style:text-properties officeooo:rsid="000c892a" officeooo:paragraph-rsid="000c892a"/>
    </style:style>
    <style:style style:name="P29" style:family="paragraph" style:parent-style-name="Standard" style:list-style-name="L5">
      <style:text-properties officeooo:rsid="000c892a" officeooo:paragraph-rsid="000c892a"/>
    </style:style>
    <style:style style:name="P30" style:family="paragraph" style:parent-style-name="Standard">
      <style:text-properties officeooo:rsid="000c9059" officeooo:paragraph-rsid="000c9059"/>
    </style:style>
    <style:style style:name="P31" style:family="paragraph" style:parent-style-name="Standard">
      <style:text-properties officeooo:rsid="000c97d1" officeooo:paragraph-rsid="000c97d1"/>
    </style:style>
    <style:style style:name="P32" style:family="paragraph" style:parent-style-name="Standard">
      <style:text-properties fo:font-size="18pt" officeooo:rsid="000a1dec" officeooo:paragraph-rsid="000a1dec" style:font-size-asian="18pt" style:font-size-complex="18pt"/>
    </style:style>
    <style:style style:name="P33" style:family="paragraph" style:parent-style-name="Standard">
      <style:text-properties fo:font-size="18pt" style:text-underline-style="solid" style:text-underline-width="auto" style:text-underline-color="font-color" fo:font-weight="bold" officeooo:rsid="000c97d1" officeooo:paragraph-rsid="000c97d1" style:font-size-asian="18pt" style:font-weight-asian="bold" style:font-size-complex="18pt"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0c9059" style:font-size-asian="10.5pt" style:font-weight-asian="normal" style:font-size-complex="12pt" style:font-weight-complex="normal"/>
    </style:style>
    <style:style style:name="T3" style:family="text">
      <style:text-properties fo:font-size="12pt" style:text-underline-style="none" fo:font-weight="normal" officeooo:rsid="000c97d1" style:font-size-asian="10.5pt" style:font-weight-asian="normal" style:font-size-complex="12pt" style:font-weight-complex="normal"/>
    </style:style>
    <style:style style:name="T4" style:family="text">
      <style:text-properties fo:font-size="12pt" style:text-underline-style="none" fo:font-weight="bold" style:font-size-asian="10.5pt" style:font-weight-asian="bold" style:font-size-complex="12pt" style:font-weight-complex="bold"/>
    </style:style>
    <style:style style:name="T5" style:family="text">
      <style:text-properties fo:font-size="12pt" style:text-underline-style="none" fo:font-weight="bold" officeooo:rsid="000c4cc9" style:font-size-asian="10.5pt" style:font-weight-asian="bold" style:font-size-complex="12pt" style:font-weight-complex="bold"/>
    </style:style>
    <style:style style:name="T6" style:family="text">
      <style:text-properties fo:font-size="12pt" style:text-underline-style="none" fo:font-weight="bold" officeooo:rsid="000c97d1" style:font-size-asian="10.5pt" style:font-weight-asian="bold" style:font-size-complex="12pt" style:font-weight-complex="bold"/>
    </style:style>
    <style:style style:name="T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8" style:family="text">
      <style:text-properties fo:font-size="12pt" style:text-underline-style="solid" style:text-underline-width="auto" style:text-underline-color="font-color" officeooo:rsid="000b1236" style:font-size-asian="10.5pt" style:font-size-complex="12pt"/>
    </style:style>
    <style:style style:name="T9" style:family="text">
      <style:text-properties fo:font-size="12pt" fo:font-style="normal" style:text-underline-style="none" fo:font-weight="normal" officeooo:rsid="001b0156" style:font-size-asian="10.5pt" style:font-style-asian="normal" style:font-weight-asian="normal" style:font-size-complex="12pt" style:font-style-complex="normal" style:font-weight-complex="normal"/>
    </style:style>
    <style:style style:name="T10" style:family="text">
      <style:text-properties fo:font-size="12pt" fo:font-style="normal" style:text-underline-style="none" fo:font-weight="normal" officeooo:rsid="002724d7" style:font-size-asian="10.5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0c9059"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c9a05" style:font-size-asian="10.5pt" style:font-style-asian="normal" style:font-weight-asian="normal" style:font-size-complex="12pt" style:font-style-complex="normal" style:font-weight-complex="normal"/>
    </style:style>
    <style:style style:name="T13" style:family="text">
      <style:text-properties fo:font-size="12pt" style:font-size-asian="10.5pt" style:font-size-complex="12pt"/>
    </style:style>
    <style:style style:name="T14" style:family="text">
      <style:text-properties fo:font-size="12pt" officeooo:rsid="000c97d1" style:font-size-asian="10.5pt" style:font-size-complex="12pt"/>
    </style:style>
    <style:style style:name="T15" style:family="text">
      <style:text-properties fo:font-size="12pt" officeooo:rsid="000d6469" style:font-size-asian="10.5pt" style:font-size-complex="12pt"/>
    </style:style>
    <style:style style:name="T16" style:family="text">
      <style:text-properties fo:font-size="12pt" officeooo:rsid="000e3fbd" style:font-size-asian="10.5pt" style:font-size-complex="12pt"/>
    </style:style>
    <style:style style:name="T17" style:family="text">
      <style:text-properties fo:font-size="12pt" officeooo:rsid="00103648" style:font-size-asian="10.5pt" style:font-size-complex="12pt"/>
    </style:style>
    <style:style style:name="T18" style:family="text">
      <style:text-properties fo:font-size="12pt" officeooo:rsid="0011a208" style:font-size-asian="10.5pt" style:font-size-complex="12pt"/>
    </style:style>
    <style:style style:name="T19" style:family="text">
      <style:text-properties fo:font-size="12pt" officeooo:rsid="00140e8a" style:font-size-asian="10.5pt" style:font-size-complex="12pt"/>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0a1dec" style:font-weight-asian="normal" style:font-weight-complex="normal"/>
    </style:style>
    <style:style style:name="T22" style:family="text">
      <style:text-properties style:text-underline-style="none" fo:font-weight="normal" officeooo:rsid="000aefe5" style:font-weight-asian="normal" style:font-weight-complex="normal"/>
    </style:style>
    <style:style style:name="T23" style:family="text">
      <style:text-properties style:text-underline-style="none" fo:font-weight="normal" officeooo:rsid="000b2f01" style:font-weight-asian="normal" style:font-weight-complex="normal"/>
    </style:style>
    <style:style style:name="T24" style:family="text">
      <style:text-properties style:text-underline-style="none" fo:font-weight="normal" officeooo:rsid="000b4fd7" style:font-weight-asian="normal" style:font-weight-complex="normal"/>
    </style:style>
    <style:style style:name="T25" style:family="text">
      <style:text-properties style:text-underline-style="none" fo:font-weight="normal" officeooo:rsid="000c3f35" style:font-weight-asian="normal" style:font-weight-complex="normal"/>
    </style:style>
    <style:style style:name="T26" style:family="text">
      <style:text-properties style:text-underline-style="none" fo:font-weight="normal" officeooo:rsid="000c4cc9" style:font-weight-asian="normal" style:font-weight-complex="normal"/>
    </style:style>
    <style:style style:name="T27" style:family="text">
      <style:text-properties style:text-underline-style="none" fo:font-weight="normal" officeooo:rsid="000c9059" style:font-weight-asian="normal" style:font-weight-complex="normal"/>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00a1dec" style:font-weight-asian="bold" style:font-weight-complex="bold"/>
    </style:style>
    <style:style style:name="T30" style:family="text">
      <style:text-properties officeooo:rsid="000aefe5"/>
    </style:style>
    <style:style style:name="T31" style:family="text">
      <style:text-properties officeooo:rsid="000c892a"/>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0c9059" style:font-weight-asian="bold" style:font-weight-complex="bold"/>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00b1236" style:font-weight-asian="normal" style:font-weight-complex="normal"/>
    </style:style>
    <style:style style:name="T36" style:family="text">
      <style:text-properties officeooo:rsid="000c97d1"/>
    </style:style>
    <style:style style:name="T37" style:family="text">
      <style:text-properties fo:font-size="18pt" officeooo:rsid="000a1dec" style:font-size-asian="18pt" style:font-size-complex="18pt"/>
    </style:style>
    <style:style style:name="T38" style:family="text">
      <style:text-properties officeooo:rsid="000d64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3">Der grobe </text:span><text:span text:style-name="T32">Plan</text:span></text:p>
      <text:p text:style-name="P19"><text:span text:style-name="T3">In diesem Kapitel möchte darstellen, welche Fähigkeiten die K.I. besitzen soll. </text:span><text:span text:style-name="T1">Zuerst habe ich mein eigenes Spielverhalten analysiert und versucht daraus eine sinnvolle Struktur für das Verhalten der K.I. abzuleiten. </text:span><text:span text:style-name="T2">Dann habe ich mir überlegt, wie ich dieses Verhalten in ganz konkrete Befehle für einzelne Einheiten aufgliedere. </text:span><text:span text:style-name="T9">Das komplizierteste </text:span><text:span text:style-name="T11">war</text:span><text:span text:style-name="T9"> </text:span><text:span text:style-name="T11">die Anpassung des Verhaltens an die gegebene Situation, die Auswahl</text:span><text:span text:style-name="T9"> aus der Vielzahl an Möglichkeiten </text:span><text:span text:style-name="T11">und das</text:span><text:span text:style-name="T9"> </text:span><text:span text:style-name="T11">Finden </text:span><text:span text:style-name="T12">der </text:span><text:span text:style-name="T11">„</text:span><text:span text:style-name="T10">optimale</text:span><text:span text:style-name="T11">n</text:span><text:span text:style-name="T10">“ Variante</text:span><text:span text:style-name="T9"> </text:span><text:span text:style-name="T11">stellten die größten Probleme dar</text:span><text:span text:style-name="T9">. </text:span></text:p>
      <text:p text:style-name="P17"><text:span text:style-name="T1"/></text:p>
      <text:p text:style-name="P1"><text:span text:style-name="T37">Spielstart</text:span>:</text:p>
      <text:list xml:id="list2422042351" text:style-name="L2">
        <text:list-item>
          <text:p text:style-name="P20"><text:span text:style-name="T21">Zu Beginn schaue ich mir ganz grob die Karte an und lege gedanklich für mich interessante Punkte fest. Da es den Rahmen sprengen würde einen Algorithmus zu bauen, der imstande ist diese Punkte auf der Karte festzustellen, werden diese, im Folgenden der Einfachheit halber </text:span><text:span text:style-name="T29">POI</text:span><text:span text:style-name="T21"> (Points of Interest) genannten, Punkte händisch beim erstellen der Karte festgelegt. Die Kategorien, in die diese POI unterteilt werden, beschreibe ich später ausführlicher.</text:span></text:p>
        </text:list-item>
        <text:list-item>
          <text:p text:style-name="P18"><text:span text:style-name="T27">Aufgrund des Aufbaus der</text:span><text:span text:style-name="T20"> </text:span><text:span text:style-name="T28">Karten</text:span><text:span text:style-name="T20"> </text:span><text:span text:style-name="T27">(Erklärung folgt)</text:span><text:span text:style-name="T22">, ergibt sich aus den POI eine Art Route, die ich abarbeiten werde </text:span><text:span text:style-name="T26">um das Spiel zu gewinnen</text:span><text:span text:style-name="T22">.</text:span></text:p>
        </text:list-item>
        <text:list-item>
          <text:p text:style-name="P21"><text:span text:style-name="T1">Ich wähle eine generelle </text:span><text:span text:style-name="T5">Strategie</text:span><text:span text:style-name="T1">.</text:span></text:p>
        </text:list-item>
        <text:list-item>
          <text:p text:style-name="P26"><text:span text:style-name="T3">Ich baue Einheiten entsprechend der sinnvollsten</text:span><text:span text:style-name="T1"> </text:span><text:span text:style-name="T6">ersten </text:span><text:span text:style-name="T4">Truppenzusammensetzung</text:span><text:span text:style-name="T1">.</text:span></text:p>
        </text:list-item>
      </text:list>
      <text:p text:style-name="P27"><text:span text:style-name="T1"/></text:p>
      <text:p text:style-name="P27"><text:span text:style-name="T1">Nach diesen vier Schritten beginne ich mit dem Bau der ersten Einheiten und das Spiel geht los.</text:span></text:p>
      <text:p text:style-name="P27"><text:span text:style-name="T1"/></text:p>
      <text:p text:style-name="P14"><text:span text:style-name="T31">Points of Interest (POI)</text:span>:</text:p>
      <text:list xml:id="list1594079481" text:style-name="L4">
        <text:list-item>
          <text:p text:style-name="P28"><text:span text:style-name="T1">Das Hauptquartier des Gegners. Wenn keine konkreten Ziele vorliegen, soll die K.I. immer versuchen dorthin vorzurücken. </text:span></text:p>
        </text:list-item>
        <text:list-item>
          <text:p text:style-name="P28"><text:span text:style-name="T1">Konfliktzentren: meistens liegen diese Punkte auf der Mittelachse der Karte. An diesen Punkten werden die Kontrahenten zwangsläufig häufiger aufeinander treffen.</text:span></text:p>
        </text:list-item>
        <text:list-item>
          <text:p text:style-name="P28"><text:span text:style-name="T1">Versorgungszentren: an diesen Punkten befinden sich besonders viele Gebäude, die für die Versorgung mit Credits sorgen, bzw. kann dort Nachschub gebaut werden. </text:span><text:span text:style-name="T2">Diese Bereiche haben eine hohe Priorität, da sie für die Versorgung der Armee immens wichtig sind. Sehr oft sind Versorgungszentren auch gleichzeitig Konfliktzentren.</text:span></text:p>
        </text:list-item>
      </text:list>
      <text:p text:style-name="P27"><text:span text:style-name="T2"/></text:p>
      <text:p text:style-name="P14"><text:span text:style-name="T31">Die Karte</text:span>:</text:p>
      <text:p text:style-name="P27"><text:span text:style-name="T1">Die Karten sind nicht beliebig aufgebaut. Ich habe mich stark an „Advance Wars 2“ orientiert und da haben die Karten bestimmte Eigenschaften.</text:span></text:p>
      <text:list xml:id="list8398778" text:style-name="L5">
        <text:list-item>
          <text:p text:style-name="P29"><text:span text:style-name="T7">Symmetrie</text:span><text:span text:style-name="T1">: die Karten sind meistens gespiegelt, sodass beide Fraktionen die gleichen Weglängen zurücklegen müssen, bzw. die gleichen Mengen an Versorgungs- und Nachschubgebäuden zur Verfügung haben.</text:span></text:p>
        </text:list-item>
        <text:list-item>
          <text:p text:style-name="P29"><text:span text:style-name="T7">Linearität</text:span><text:span text:style-name="T1">: die Karten sind häufig nicht sehr offen, das heißt es gibt in den meisten Fällen einen recht klar vorgegebenen Weg zum Hauptquartier des Gegners. Selten kommt es vor, dass auf offenen Flächen gekämpft wird. Dadurch wird der Bewegungsfluss der Einheiten so gelenkt, dass Konfrontationen garantiert sind.</text:span></text:p>
        </text:list-item>
        <text:list-item>
          <text:p text:style-name="P29"><text:span text:style-name="T7">Thematik</text:span><text:span text:style-name="T1">: die Karten geben häufig vor, welche Strategie sinnvoll ist. Entweder handelt es sich z.B. um Karten, auf denen Wasser dominiert oder das Gelände für Panzer unpassierbar ist und somit Lufteinheiten erste Wahl sind. </text:span><text:span text:style-name="T2">Dies wird häufig noch dadurch verstärkt, dass dann auch nur Häfen, Flughäfen bzw. Fabriken für Bodeneinheiten zur Verfügung stehen.</text:span><text:span text:style-name="T1"> Dadurch wird ein gewisser Spielstil forciert,</text:span><text:span text:style-name="T2"> es gibt aber auch eine ganze Reihe an Karten auf denen alle Möglichkeiten vorhanden sind.</text:span></text:p>
        </text:list-item>
      </text:list>
      <text:p text:style-name="P30"><text:span text:style-name="T1">TODO: Bilder einfügen</text:span></text:p>
      <text:p text:style-name="P27"><text:span text:style-name="T1"/></text:p>
      <text:p text:style-name="P27"><text:span text:style-name="T2"/></text:p>
      <text:list xml:id="list214250209065581" text:continue-list="list2422042351" text:style-name="L2">
        <text:list-header>
          <text:p text:style-name="P21"><text:soft-page-break/><text:span text:style-name="T1"/></text:p>
        </text:list-header>
      </text:list>
      <text:p text:style-name="P13"><text:span text:style-name="T30">Strategien</text:span>:</text:p>
      <text:p text:style-name="P22"><text:span text:style-name="T21">U</text:span><text:span text:style-name="T20">m das Spielerlebnis abwechslungsreich zu gestalten, möchte ich, dass die K.I. </text:span><text:span text:style-name="T24">regelmäßig die Situation evaluiert und sich für eine möglichst passende Strategie entscheidet. Grundlage für diese Entscheidung soll die Zusammensetzung der gegnerischen Armee sein und die eigenen finanziellen Mittel </text:span><text:span text:style-name="T25">sein. Da solch eine Strategie nur sinnvoll ist, wenn sie ausreichend konsequent durchgezogen wird, soll frühestens nach zehn Runden das erste mal evaluiert werden, ob die Änderung der Strategie sinnvoll ist und ab dann soll dies alle fünf Runden geprüft werden.</text:span></text:p>
      <text:list xml:id="list2505744232" text:style-name="L3">
        <text:list-item>
          <text:p text:style-name="P23"><text:span text:style-name="T34">Panzer, Artillerie und Luftabwehr:</text:span><text:span text:style-name="T20"> Dies wird die Kernstrategie, die ich am ehesten wählen würde, da sie vielseitig, <text:s/>kostengünstig und schlagkräftig ist. Der Kern jeder Armee sollte aus eine Flotte aus leichten und schweren Panzern, einigen wenigen Artillerieeinheiten und zum Schutz ein paar Luftabwehreinheiten bestehen.</text:span></text:p>
        </text:list-item>
        <text:list-item>
          <text:p text:style-name="P23"><text:span text:style-name="T34">Lufteinheiten</text:span><text:span text:style-name="T20">: </text:span><text:span text:style-name="T23">Sollten</text:span><text:span text:style-name="T20"> ausreichend </text:span><text:span text:style-name="T23">finanzielle Mittel vorhanden sein,</text:span><text:span text:style-name="T20"> werden nur noch Lufteinheiten gebaut. Dabei besteht ein</text:span><text:span text:style-name="T23">e</text:span><text:span text:style-name="T20"> Luftflotte vornehmlich aus</text:span></text:p>
          <text:p text:style-name="P23"><text:span text:style-name="T20">Kampfhubschraubern und Bombern, dazu einige wenige Abfangjäger zur Verteidigung gegen fremde Lufteinheiten. </text:span></text:p>
        </text:list-item>
        <text:list-item>
          <text:p text:style-name="P23"><text:span text:style-name="T34">Infanterie</text:span><text:span text:style-name="T20">: Es werden ausschließlich Infanterieeinheiten gebaut, diese sind zwar sehr schwach, aber dafür billig. Da jede Einheit pro Runde nur einmal angreifen kann, kann die schiere Masse von Infanterie durchaus eine starke Panzerflotte „überrennen“. </text:span><text:span text:style-name="T23">Gegen Luft- und Seeeinheiten hätte diese Strategie aber kaum </text:span><text:span text:style-name="T24">Er</text:span><text:span text:style-name="T23">folg.</text:span></text:p>
        </text:list-item>
        <text:list-item>
          <text:p text:style-name="P23"><text:span text:style-name="T34">Seeeinheiten</text:span><text:span text:style-name="T20">: </text:span><text:span text:style-name="T24">Reicht die</text:span><text:span text:style-name="T20"> Versorgung mit Credits </text:span><text:span text:style-name="T24">aus, </text:span><text:span text:style-name="T20">werden Seeeinheiten produziert. Eine Seeflotte besteht dabei </text:span><text:span text:style-name="T23">hauptsächlich aus</text:span><text:span text:style-name="T20"> Kampfschiffen, </text:span><text:span text:style-name="T23">einigen U-Booten zur Verteidigung gegen fremde Schiffe und einer ausreichenden Menge Kreuzern zur Verteidigung gegen fremde Lufteinheiten, welche die größte Schwäche von Seeeinheiten darstellen. Die Seeeinheiten werden dann im Wesentlichen den Vorstoß der Landtruppen durch die sehr Starke Belagerungsfähigkeiten der Kampfschiffe begleiten. Durch gute Positionierung sollte diese Seestreitmacht vom Land aus nicht angreifbar sein.</text:span></text:p>
        </text:list-item>
        <text:list-item>
          <text:p text:style-name="P24"><text:span text:style-name="T35">Angriff von Hinten:</text:span><text:span text:style-name="T20"> Diese Strategie wird am ehesten zum Ende des Spiels interessant. Es wird versucht eine kleine Truppe Infanterieeinheiten außerhalb des Sichtfelds des Gegners zu dessen Hauptquartier zur bewegen, um dieses hinterrücks einzunehmen und das Spiel ohne große Konfrontation zu gewinnen. Diese Strategie sollte nur eingesetzt werden, wenn sich die gegnerische Armee weit genug von der eigenen Basis entfernt hat und nicht schnell zurückkehren kann. Außerdem sollten die Produktionsgebäude zügig blockiert werden, um zu verhindern, dass der Gegner die Einnahme mit Nachschub aufhalten kann.</text:span></text:p>
        </text:list-item>
        <text:list-item>
          <text:p text:style-name="P25"><text:span text:style-name="T35">Luft und Boden:</text:span><text:span text:style-name="T20"> Eine Mischung aus Panzern, Artillerie und Infanterie kombiniert mit Lufteinheiten zur Unterstützung.</text:span></text:p>
          <text:p text:style-name="P25"><text:span text:style-name="T22"/></text:p>
        </text:list-item>
      </text:list>
      <text:p text:style-name="P15"><text:span text:style-name="T36">Erste Truppenzusammensetzung</text:span>:</text:p>
      <text:p text:style-name="P31"><text:span text:style-name="T20">Da zu Beginn eines Spiels das Sammeln von Ressourcen im Vordergrund steht, beginnt jede Partie mit den günstigsten Infanterieeinheiten. Die Infanterieeinheiten ziehen los und besetzen so schnell wie möglich, so viele Gebäude wie möglich, um zügig an ausreichend Credits zu gelangen. Dies wird für ca. zwei bis drei Runden gemacht.</text:span></text:p>
      <text:p text:style-name="P2"/>
      <text:p text:style-name="P33">Die Befehlsstruktur</text:p>
      <text:p text:style-name="P5"><text:span text:style-name="T14">I</text:span><text:span text:style-name="T13">ch habe mich für eine hierarchische Befehlsstruktur entschieden, bei der der General eine grobe Richtung festlegt, dem passen sich die einzelnen Trupps an und geben diese Befehle an die dem Trupp zugeordneten Einheiten weiter. </text:span></text:p>
      <text:p text:style-name="P3"><text:span text:style-name="T14"/></text:p>
      <text:p text:style-name="P15"><text:span text:style-name="T36">Befehle des Generals</text:span>:</text:p>
      <text:p text:style-name="P5"><text:span text:style-name="T13">Der General führt die Analyse der momentanen Situation aus und passt die Strategie an. Wird zum Beispiel festgestellt, dass der Gegner über viele Lufteinheiten verfügt, dann sollten möglichst zügig </text:span><text:soft-page-break/><text:span text:style-name="T13">Luftabwehreinheiten gebaut werden. </text:span><text:span text:style-name="T18">Außerdem ermittelt der General welche Einheiten gebaut werden sollten und welchem Trupp sie zuzuordnen sind. </text:span></text:p>
      <text:p text:style-name="P4"><text:span text:style-name="T13"/></text:p>
      <text:p text:style-name="P15"><text:span text:style-name="T36">Befehle der Truppe</text:span>:</text:p>
      <text:p text:style-name="P5"><text:span text:style-name="T13">Eine Truppe besteht aus einer </text:span><text:span text:style-name="T15">festgelegten Anzahl bestimmter Typen von Einheiten. Diese Einheiten versuchen möglichst dicht beieinander zu bleiben, um eine möglichst hohe Schlagkraft zu garantieren. Außerdem versucht der Trupp eine bestimmte Formation einzuhalten, also zum Beispiel Artillerieeinheiten und Versorgungseinheiten hinten und Panzer und Infanterie vorne.</text:span></text:p>
      <text:p text:style-name="P6"><text:span text:style-name="T13">Ein Trupp kann folgende Befehle ausführen:</text:span></text:p>
      <text:list xml:id="list1928676452" text:style-name="L6">
        <text:list-item>
          <text:p text:style-name="P7"><text:span text:style-name="T8">Vorrücken</text:span><text:span text:style-name="T13">: Der Trupp bewegt sich möglichst geschlossen zur angegebenen Position vor.</text:span></text:p>
        </text:list-item>
        <text:list-item>
          <text:p text:style-name="P7"><text:span text:style-name="T8">Sammeln</text:span><text:span text:style-name="T13">: Der Trupp positioniert sich um einen gegebenen Zielpunkt herum und wartet, bis alle Einheiten des Trupps dort angekommen sind.</text:span></text:p>
        </text:list-item>
        <text:list-item>
          <text:p text:style-name="P7"><text:span text:style-name="T13">Position halten: Der Trupp nimmt seine Standardformation um einen Zielpunkt ein und wartet dort</text:span></text:p>
        </text:list-item>
        <text:list-item>
          <text:p text:style-name="P7"><text:span text:style-name="T8">Auf Nachschub warten</text:span><text:span text:style-name="T13">: Die verbleibenden Einheiten warten in einer möglichst sicheren Formation an einem Zielpunkt und warten, bis der Trupp wieder vollständig ist.</text:span></text:p>
        </text:list-item>
        <text:list-item>
          <text:p text:style-name="P7"><text:span text:style-name="T8">Heilen</text:span><text:span text:style-name="T13">: Beschädigte Einheiten versuchen sich in nahegelegenen Gebäuden vollständig zu heilen, bis alle Einheiten wieder über volle Lebenspunkte verfügen. (Dabei heilen sich die wertvollsten Einheiten zuerst.)</text:span></text:p>
        </text:list-item>
        <text:list-item>
          <text:p text:style-name="P7"><text:span text:style-name="T13">P</text:span><text:span text:style-name="T8">OI besetzen</text:span><text:span text:style-name="T13">: Der Trupp bewegt sich zu einem POI und versucht dort alle nahegelegenen Gebäude zu besetzen. Die Einheiten, die keine Gebäude einnehmen können versuchen, die Infanterieeinheiten möglichst gut zu schützen, um eine zügige Einnahme zu gewähr</text:span><text:span text:style-name="T19">l</text:span><text:span text:style-name="T13">eisten.</text:span></text:p>
        </text:list-item>
        <text:list-item>
          <text:p text:style-name="P7"><text:span text:style-name="T8">Rückzug</text:span><text:span text:style-name="T13">: Die Einheiten fliehen zu einer angegebenen Position. Dabei wird der Zusammenhalt der Truppe ignoriert und jede </text:span><text:span text:style-name="T16">Einheit bewegt sich so weit, wie ihr das möglich ist.</text:span></text:p>
        </text:list-item>
      </text:list>
      <text:p text:style-name="P3"><text:span text:style-name="T14"/></text:p>
      <text:p text:style-name="P15"><text:span text:style-name="T36">Befehle der Einheit</text:span>:</text:p>
      <text:p text:style-name="P8"><text:span text:style-name="T13">Diese Befehle bewirkten letztendlich tatsächlich etwas auf dem Schlachtfeld und resultieren aus den vorangegangenen Befehlen der Truppen und des Generals. Die Befehle der einzelnen Einheiten können kombiniert werden.</text:span></text:p>
      <text:list xml:id="list2343702686" text:style-name="L7">
        <text:list-item>
          <text:p text:style-name="P9"><text:span text:style-name="T8">Bewegen</text:span><text:span text:style-name="T13">: Die Einheit bewegt sich zu einer Position.</text:span></text:p>
        </text:list-item>
        <text:list-item>
          <text:p text:style-name="P9"><text:span text:style-name="T8">Warten</text:span><text:span text:style-name="T13">: Die Einheit tut nichts und beendet ihren Zug.</text:span></text:p>
        </text:list-item>
        <text:list-item>
          <text:p text:style-name="P9"><text:span text:style-name="T8">Angreifen</text:span><text:span text:style-name="T13">: Die Einheit greift ein angegebenes Ziel an.</text:span></text:p>
        </text:list-item>
        <text:list-item>
          <text:p text:style-name="P9"><text:span text:style-name="T8">Besetzen</text:span><text:span text:style-name="T13">: Die Einheit besetzt ein Gebäude.</text:span></text:p>
        </text:list-item>
        <text:list-item>
          <text:p text:style-name="P9"><text:span text:style-name="T8">Einladen</text:span><text:span text:style-name="T13">: Die Einheit bewegt sich zu einem Truppentransporter und lässt sich mitnehmen.</text:span></text:p>
        </text:list-item>
        <text:list-item>
          <text:p text:style-name="P9"><text:span text:style-name="T8">Ausladen</text:span><text:span text:style-name="T13">: Die Transporteinheit lädt die geladene Einheit an der angegebenen Position ab.</text:span></text:p>
        </text:list-item>
        <text:list-item>
          <text:p text:style-name="P9"><text:span text:style-name="T8">Versorgen</text:span><text:span text:style-name="T13">: Die Einheit führt den Versorgungsbefehl aus.</text:span></text:p>
        </text:list-item>
      </text:list>
      <text:p text:style-name="P4"><text:span text:style-name="T13"/></text:p>
      <text:p text:style-name="P16"><text:span text:style-name="T38">Wertvolle Einheiten</text:span>:</text:p>
      <text:p text:style-name="P8"><text:span text:style-name="T13">Im Folgenden soll grob die Wertigkeit der Einheiten dargestellt werden. Diese Wertigkeit bezieht sich sowohl auf den Preis, als auch auf die Schlagkraft.</text:span></text:p>
      <text:list xml:id="list3418679577" text:style-name="L8">
        <text:list-item>
          <text:p text:style-name="P10"><text:span text:style-name="T8">Artillerie</text:span><text:span text:style-name="T13">: Am wertvollsten, da sie beim angreifen selbst nicht angegriffen werden kann, außerdem sind Artillerieeinheiten die teuersten </text:span><text:span text:style-name="T18">Einheiten</text:span><text:span text:style-name="T13"> im Spiel.</text:span></text:p>
        </text:list-item>
        <text:list-item>
          <text:p text:style-name="P10"><text:span text:style-name="T8">Lufteinheiten</text:span><text:span text:style-name="T13">: Wertvoll durch ihre hohe Beweglichkeit und den relativ großen Schaden, den sie anrichten können. Da sie sehr anfällig für Luftabwehr sind sollten sie möglichst gut geschützt werden.</text:span></text:p>
        </text:list-item>
        <text:list-item>
          <text:p text:style-name="P10"><text:span text:style-name="T8">Luftabwehr</text:span><text:span text:style-name="T13">: Da diese Einheiten fast die einzigen Bodeneinheiten sind, die etwas gegen Lufteinheiten unternehmen können, sollten sie gut geschützt werden.</text:span></text:p>
        </text:list-item>
        <text:list-item>
          <text:p text:style-name="P10"><text:span text:style-name="T8">Panzer</text:span><text:span text:style-name="T13">: Schlagkräftig und widerstandsfähig, daher eignen sich diese Einheiten hervorragend zum Schutz anderer Einheiten.</text:span></text:p>
        </text:list-item>
        <text:list-item>
          <text:p text:style-name="P10"><text:span text:style-name="T8">Panzerabwehrschützen</text:span><text:span text:style-name="T13">: Schlagkräftig gegen Fahrzeuge, aber schwach gegenüber </text:span><text:span text:style-name="T17">den meisten Einheiten.</text:span></text:p>
        </text:list-item>
        <text:list-item>
          <text:p text:style-name="P11"><text:soft-page-break/><text:span text:style-name="T8">Aufklärungs-/Versorgungsfahrzeuge</text:span><text:span text:style-name="T13">: Die Versorgungsfahrzeuge sind wichtig, aber nicht unentbehrlich, da sie, bis auf eine Ausnahme, nicht angreifen können. Die Aufklärungsfahrzeuge sind hingegen nur gegen Infanterie stark, wobei der Verlust von Aufklärung nicht unterschätzt werden sollte.</text:span></text:p>
        </text:list-item>
        <text:list-item>
          <text:p text:style-name="P11"><text:span text:style-name="T8">Einfache Infanterie</text:span><text:span text:style-name="T13">: Die kostengünstigste und vergleichsweise schwächste Einheit.</text:span></text:p>
        </text:list-item>
      </text:list>
      <text:p text:style-name="P12"><text:span text:style-name="T13"/></text:p>
      <text:p text:style-name="P12"><text:span text:style-name="T13">Seeeinheiten sind nicht gesondert aufgeführt, da sie jeweils in eine der oberen Kategorien passen: Kampfschiffe gehören zur Artillerie, Kreuzer gehören zur Luftabwehr, U-Boote gehören zu den Panzern und die Transportschiffe gehören zu den Versorgungseinheiten.</text:span></text:p>
      <text:p text:style-name="P12"><text:span text:style-name="T13"/></text:p>
      <text:p text:style-name="P33">Entscheidungen treffen</text:p>
      <text:p text:style-name="P3"><text:span text:style-name="T14">In d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8:03:21.732000000</meta:creation-date>
    <meta:generator>LibreOffice/5.3.6.1$Windows_x86 LibreOffice_project/686f202eff87ef707079aeb7f485847613344eb7</meta:generator>
    <dc:date>2019-07-03T21:42:48.679000000</dc:date>
    <meta:editing-duration>PT11M44S</meta:editing-duration>
    <meta:editing-cycles>4</meta:editing-cycles>
    <meta:document-statistic meta:table-count="0" meta:image-count="0" meta:object-count="0" meta:page-count="4" meta:paragraph-count="64" meta:word-count="1508" meta:character-count="10739" meta:non-whitespace-character-count="9326"/>
  </office:meta>
</office:document-meta>
</file>